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Standard" style:list-style-name="L1">
      <style:text-properties fo:color="#ff3333"/>
    </style:style>
    <style:style style:name="P4" style:family="paragraph" style:parent-style-name="Standard" style:list-style-name="L1">
      <style:text-properties fo:color="#ff3333" fo:font-weight="normal" style:font-weight-asian="normal" style:font-weight-complex="normal"/>
    </style:style>
    <style:style style:name="P5" style:family="paragraph" style:parent-style-name="Standard" style:list-style-name="L1">
      <style:text-properties style:use-window-font-color="true"/>
    </style:style>
    <style:style style:name="P6" style:family="paragraph" style:parent-style-name="Standard" style:list-style-name="L1">
      <style:text-properties style:use-window-font-color="true" fo:font-weight="normal" style:font-weight-asian="normal" style:font-weight-complex="normal"/>
    </style:style>
    <style:style style:name="P7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P8" style:family="paragraph" style:parent-style-name="Standard" style:list-style-name="L1">
      <style:text-properties fo:color="#669900"/>
    </style:style>
    <style:style style:name="P9" style:family="paragraph" style:parent-style-name="Standard" style:list-style-name="L1">
      <style:text-properties fo:color="#669900" fo:font-weight="normal" style:font-weight-asian="normal" style:font-weight-complex="normal"/>
    </style:style>
    <style:style style:name="P10" style:family="paragraph" style:parent-style-name="Standard" style:list-style-name="L1">
      <style:text-properties fo:color="#ff33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ff"/>
    </style:style>
    <style:style style:name="T3" style:family="text">
      <style:text-properties fo:color="#0000cc"/>
    </style:style>
    <style:style style:name="T4" style:family="text">
      <style:text-properties fo:color="#0000ff"/>
    </style:style>
    <style:style style:name="T5" style:family="text">
      <style:text-properties fo:color="#000000"/>
    </style:style>
    <style:style style:name="T6" style:family="text">
      <style:text-properties fo:color="#00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9009141556349993" text:style-name="L1">
        <text:list-item>
          <text:p text:style-name="P3">Pripomienky dátumov spotreby (notifikácie) – dorobiť. Ak je urobené, tak povedať ako testovať, napríklad, že pripomienka je o 8.00... Jednoducho povedať algoritmus.</text:p>
        </text:list-item>
        <text:list-item>
          <text:p text:style-name="P8">Treba rozdeliť funkcie výberu zo zoznamu a výber iba načítaním TAG-u. Teda dve obrazovky. Jedna tá čo je, ak kliknem na svinku a dá mi hľadaná položka a nájdená položka. Druhá obrazovka iba to čo som prečítal s možnosťou výberu. <text:span text:style-name="T1">Musí sa zobrazovať to čo je v databáze, nie v TAG-u, ak TAG v databáze nie je tak iba prázdny text.</text:span></text:p>
        </text:list-item>
        <text:list-item>
          <text:p text:style-name="P4">Pri výbere EAN tak ako pri TAG dve obrazovky na jednej musí byť zobrazené čo hľadám.</text:p>
        </text:list-item>
        <text:list-item>
          <text:p text:style-name="P8">Nedovoliť zmazať či už zariadenie, pozícia, tovar keď je použité v položke, tak sa nemôže dať zmazať (Primary key – Foreigen key) </text:p>
        </text:list-item>
        <text:list-item>
          <text:p text:style-name="P8">Pri editácii hmotnosti v detailnom popise ukázať len numerickú klávesnicu.</text:p>
        </text:list-item>
        <text:list-item>
          <text:p text:style-name="P5">Keď sa spustí aplikácia tak nie je prioritne nastavená na snímanie NFC, spustí sa iná aplikácia, až pri navolení <text:s/>napr. zápis na TAG alebo výber, tak sa aktivuje. Treba už na úvod aplikácie navoliť NFC a potom nejako reagovať. <text:span text:style-name="T3">Toto sa zatiaľ nerieši</text:span></text:p>
        </text:list-item>
        <text:list-item>
          <text:p text:style-name="P6">Výber manual funguje len ak je spustení z prehľadu. Cez button výber nefunguje vôbec. Malo by zobraziť všetky položky</text:p>
        </text:list-item>
        <text:list-item>
          <text:p text:style-name="P6">Pridať ikony ku <text:span text:style-name="T1">všetkým</text:span> kategóriám. Ak nie je priradená ikona, tak neviem v prehľade urobiť výber. <text:span text:style-name="T5">Na novo vytvorené kategórie dať ikonu líška.</text:span></text:p>
        </text:list-item>
        <text:list-item>
          <text:p text:style-name="P9">V prehľade pod ikonu kategórie dať spôsob vloženie TAG, EAN, Manual</text:p>
        </text:list-item>
        <text:list-item>
          <text:p text:style-name="P9">Taktiež by bolo vhodné nejak užívateľovi povedať, že ťuknutím na svinku je výber a ťuknutím na popis, tak editácia položky. Možno oddeliť zvislou čiarou. </text:p>
        </text:list-item>
        <text:list-item>
          <text:p text:style-name="P4">Pri vkladaní novej kategórie času expirácie dať popis že je to v dňoch (ako pri hmotnosti je to v "g")</text:p>
        </text:list-item>
        <text:list-item>
          <text:p text:style-name="P7">Začať riešiť aktiváciu aplikácie kódom - <text:span text:style-name="T2">Dano popíše spôsob kontroly zadávaného kódu</text:span></text:p>
        </text:list-item>
        <text:list-item>
          <text:p text:style-name="P10">Pri výbere cez button EAN ak mám viac položiek s rovnakým EAN a dám odstrániť nejakú položku, tak vymaže prvú.</text:p>
        </text:list-item>
        <text:list-item>
          <text:p text:style-name="P7">Pri výbere z prehľadu EAN, tak sa žiadna položka nedá vymazať.</text:p>
        </text:list-item>
        <text:list-item>
          <text:p text:style-name="P7">Ak vyberám pomocou TAG, tak zobrazuje len TAG-y, ktoré sú v databáze, iné prečíta, ale vždy zobrazuje posledne prečítaný TAG z databázy.</text:p>
        </text:list-item>
      </text:list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5-26T09:29:11.86</meta:creation-date>
    <dc:date>2022-05-30T10:32:23.03</dc:date>
    <dc:creator>Daniel Martinko</dc:creator>
    <meta:editing-duration>PT3H18M13S</meta:editing-duration>
    <meta:editing-cycles>14</meta:editing-cycles>
    <meta:generator>OpenOffice/4.1.7$Win32 OpenOffice.org_project/417m1$Build-9800</meta:generator>
    <meta:document-statistic meta:table-count="0" meta:image-count="0" meta:object-count="0" meta:page-count="1" meta:paragraph-count="15" meta:word-count="351" meta:character-count="2040"/>
  </office:meta>
</office:document-meta>
</file>